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officeooo:rsid="000fb433" officeooo:paragraph-rsid="000fb433" style:font-size-asian="13.1000003814697pt" style:font-size-complex="15pt"/>
    </style:style>
    <style:style style:name="P2" style:family="paragraph" style:parent-style-name="Standard">
      <style:text-properties fo:font-size="15pt" style:text-underline-style="none" officeooo:rsid="000fb433" officeooo:paragraph-rsid="000fb433" style:font-size-asian="13.1000003814697pt" style:font-size-complex="15pt"/>
    </style:style>
    <style:style style:name="P3" style:family="paragraph" style:parent-style-name="Standard">
      <style:text-properties fo:font-size="12pt" style:text-underline-style="none" officeooo:rsid="000fb433" officeooo:paragraph-rsid="000fb433" style:font-size-asian="10.5pt" style:font-size-complex="12pt"/>
    </style:style>
    <style:style style:name="P4" style:family="paragraph" style:parent-style-name="Standard" style:list-style-name="L2">
      <style:text-properties fo:font-size="12pt" style:text-underline-style="none" officeooo:rsid="000fb5fd" officeooo:paragraph-rsid="000fb5fd" style:font-size-asian="10.5pt" style:font-size-complex="12pt"/>
    </style:style>
    <style:style style:name="P5" style:family="paragraph" style:parent-style-name="Standard" style:list-style-name="L2">
      <style:text-properties fo:font-size="12pt" style:text-underline-style="none" officeooo:rsid="00112c81" officeooo:paragraph-rsid="00112c81" style:font-size-asian="10.5pt" style:font-size-complex="12pt"/>
    </style:style>
    <style:style style:name="P6" style:family="paragraph" style:parent-style-name="Standard" style:list-style-name="L2">
      <style:text-properties fo:font-size="12pt" style:text-underline-style="none" officeooo:rsid="001195f1" officeooo:paragraph-rsid="001195f1" style:font-size-asian="10.5pt" style:font-size-complex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0/8</text:p>
      <text:p text:style-name="P2">Languages of Southern Africa</text:p>
      <text:p text:style-name="P3"/>
      <text:list text:style-name="L2">
        <text:list-item>
          <text:p text:style-name="P4">Recall ejectives and implosive consonant sounds</text:p>
        </text:list-item>
        <text:list-item>
          <text:p text:style-name="P4">Khoisan languages </text:p>
        </text:list-item>
        <text:list-item>
          <text:p text:style-name="P4">Niger-Congo languages in SA: Zulu and Xhosa</text:p>
        </text:list-item>
        <text:list-item>
          <text:p text:style-name="P4">Zulu kingdom, 1830s, dialect continuum in the Zulu nation</text:p>
        </text:list-item>
        <text:list-item>
          <text:p text:style-name="P4">1878-1879 Anglo-Zulu war. Zulus won a great battle, but English eventually colonized</text:p>
        </text:list-item>
        <text:list-item>
          <text:p text:style-name="P4">Click Consonants<text:tab/></text:p>
          <text:list>
            <text:list-item>
              <text:p text:style-name="P5">Occur in all Khoisan language families</text:p>
            </text:list-item>
            <text:list-item>
              <text:p text:style-name="P5">Occur in several Niger-Congo languages of South Afirca, due to contact</text:p>
            </text:list-item>
            <text:list-item>
              <text:p text:style-name="P5">Kx’a and Tuu languages have dozens of different clicks</text:p>
            </text:list-item>
          </text:list>
        </text:list-item>
        <text:list-item>
          <text:p text:style-name="P6">Bantu, within the past 2000 years, spread really rapidly due to farming and Iron Working</text:p>
        </text:list-item>
        <text:list-item>
          <text:p text:style-name="P6">This spread pushed out a lot of Khoisan languages (similar to IE)</text:p>
        </text:list-item>
        <text:list-item>
          <text:p text:style-name="P6">How can languages spread? </text:p>
          <text:list>
            <text:list-item>
              <text:p text:style-name="P6">Military conquest</text:p>
            </text:list-item>
            <text:list-item>
              <text:p text:style-name="P6">Whole population movement</text:p>
            </text:list-item>
            <text:list-item>
              <text:p text:style-name="P6">Adoption by local populations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4:26:15.603118233</meta:creation-date>
    <dc:date>2025-10-08T16:01:08.483155906</dc:date>
    <meta:editing-duration>PT45M44S</meta:editing-duration>
    <meta:editing-cycles>1</meta:editing-cycles>
    <meta:document-statistic meta:table-count="0" meta:image-count="0" meta:object-count="0" meta:page-count="1" meta:paragraph-count="18" meta:word-count="126" meta:character-count="731" meta:non-whitespace-character-count="635"/>
    <meta:generator>LibreOffice/24.2.7.2$Linux_X86_64 LibreOffice_project/420$Build-2</meta:generator>
  </office:meta>
</office:document-meta>
</file>